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1cm" draw:marker-start-width="0.216cm" draw:marker-end-width="0.216cm" draw:fill="none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078cm" svg:stroke-color="#000000" draw:marker-start-width="0.316cm" draw:marker-end-width="0.316cm" draw:stroke-linejoin="none" svg:stroke-linecap="square" draw:fill="none" draw:textarea-horizontal-align="justify" draw:textarea-vertical-align="middle" draw:auto-grow-height="false" fo:min-height="0.349cm" fo:min-width="0.1cm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width="0.035cm" draw:stroke-linejoin="miter" draw:fill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Default">
        <draw:line draw:style-name="gr1" draw:text-style-name="P1" draw:layer="layout" svg:x1="0.3cm" svg:y1="0.1cm" svg:x2="0.3cm" svg:y2="0.7cm">
          <text:p/>
        </draw:line>
        <draw:custom-shape draw:style-name="gr2" draw:text-style-name="P1" draw:layer="layout" svg:width="0.676cm" svg:height="0.675cm" svg:x="0.061cm" svg:y="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" draw:text-style-name="P2" draw:layer="layout" svg:width="0.847cm" svg:height="0.847cm" svg:x="0cm" svg:y="0cm" svg:viewBox="0 0 848 848" draw:points="0,0 848,0 848,848 0,848">
          <text:p/>
        </draw:polygon>
        <draw:line draw:style-name="gr1" draw:text-style-name="P1" draw:layer="layout" svg:x1="0.5cm" svg:y1="0.1cm" svg:x2="0.5cm" svg:y2="0.7cm">
          <text:p/>
        </draw:line>
        <draw:line draw:style-name="gr1" draw:text-style-name="P1" draw:layer="layout" svg:x1="0.7cm" svg:y1="0.3cm" svg:x2="0.1cm" svg:y2="0.3cm">
          <text:p/>
        </draw:line>
        <draw:line draw:style-name="gr1" draw:text-style-name="P1" draw:layer="layout" svg:x1="0.7cm" svg:y1="0.5cm" svg:x2="0.1cm" svg:y2="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847cm" fo:page-height="0.8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7T13:41:36.661000000</dc:date>
    <meta:editing-duration>PT18M24S</meta:editing-duration>
    <meta:editing-cycles>8</meta:editing-cycles>
    <meta:generator>LibreOffice/5.4.7.2$Windows_X86_64 LibreOffice_project/c838ef25c16710f8838b1faec480ebba495259d0</meta:generator>
    <meta:document-statistic meta:object-count="6"/>
  </office:meta>
</office:document-meta>
</file>